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color="#ff6600" fo:font-size="16pt" fo:language="fr" fo:country="FR" fo:font-weight="bold" style:font-size-asian="16pt" style:font-weight-asian="bold" style:font-size-complex="16pt" style:font-weight-complex="bold"/>
    </style:style>
    <style:style style:name="P3" style:family="paragraph" style:parent-style-name="Standard">
      <style:text-properties fo:language="fr" fo:country="FR"/>
    </style:style>
    <style:style style:name="P4" style:family="paragraph" style:parent-style-name="Standard">
      <style:paragraph-properties fo:margin-left="4.043cm" fo:margin-right="4.001cm" fo:text-align="center" style:justify-single-word="false" fo:text-indent="0cm" style:auto-text-indent="false"/>
      <style:text-properties fo:font-size="10pt" fo:language="fr" fo:country="FR" fo:font-style="italic" style:font-size-asian="10pt" style:font-style-asian="italic" style:font-size-complex="10pt" style:font-style-complex="italic"/>
    </style:style>
    <style:style style:name="P5" style:family="paragraph" style:parent-style-name="Standard">
      <style:paragraph-properties fo:margin-left="4.043cm" fo:margin-right="4.001cm" fo:text-indent="0cm" style:auto-text-indent="false"/>
      <style:text-properties fo:language="fr" fo:country="FR"/>
    </style:style>
    <style:style style:name="P6" style:family="paragraph" style:parent-style-name="Standard">
      <style:paragraph-properties fo:margin-left="4.043cm" fo:margin-right="4.001cm" fo:text-align="justify" style:justify-single-word="false" fo:text-indent="0cm" style:auto-text-indent="false"/>
      <style:text-properties fo:language="fr" fo:country="FR"/>
    </style:style>
    <style:style style:name="P7" style:family="paragraph" style:parent-style-name="Standard">
      <style:paragraph-properties fo:margin-left="0cm" fo:margin-right="4.001cm" fo:text-indent="0cm" style:auto-text-indent="false"/>
      <style:text-properties fo:language="fr" fo:country="FR"/>
    </style:style>
    <style:style style:name="P8" style:family="paragraph" style:parent-style-name="Standard">
      <style:paragraph-properties fo:break-before="page"/>
      <style:text-properties fo:language="fr" fo:country="FR"/>
    </style:style>
    <style:style style:name="P9" style:family="paragraph" style:parent-style-name="Text_20_body">
      <style:text-properties fo:language="fr" fo:country="FR"/>
    </style:style>
    <style:style style:name="P10" style:family="paragraph" style:parent-style-name="Heading_20_1">
      <style:text-properties fo:language="fr" fo:country="FR"/>
    </style:style>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Contents_20_1">
      <style:paragraph-properties>
        <style:tab-stops>
          <style:tab-stop style:position="12.998cm" style:type="right"/>
        </style:tab-stops>
      </style:paragraph-properties>
      <style:text-properties fo:language="fr" fo:country="FR"/>
    </style:style>
    <style:style style:name="P14" style:family="paragraph" style:parent-style-name="Contents_20_2">
      <style:paragraph-properties>
        <style:tab-stops>
          <style:tab-stop style:position="12.899cm" style:type="right"/>
        </style:tab-stops>
      </style:paragraph-properties>
      <style:text-properties fo:language="fr" fo:country="FR"/>
    </style:style>
    <style:style style:name="P15" style:family="paragraph" style:parent-style-name="Heading_20_3">
      <style:text-properties fo:language="fr" fo:country="FR"/>
    </style:style>
    <style:style style:name="P16" style:family="paragraph" style:parent-style-name="Contents_20_3">
      <style:paragraph-properties>
        <style:tab-stops/>
      </style:paragraph-properties>
      <style:text-properties fo:language="fr" fo:country="FR"/>
    </style:style>
    <style:style style:name="P17" style:family="paragraph" style:parent-style-name="Footer">
      <style:paragraph-properties fo:text-align="center" style:justify-single-word="false"/>
      <style:text-properties fo:language="fr" fo:country="F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Guide de l'administrateur</text:p>
      <text:p text:style-name="P4">Version avril 2017</text:p>
      <text:p text:style-name="P5"/>
      <text:p text:style-name="P5"/>
      <text:p text:style-name="P5"/>
      <text:p text:style-name="P5"/>
      <text:p text:style-name="P5"/>
      <text:p text:style-name="P5"/>
      <text:p text:style-name="P6">Ce guide traite de la mise à jour du contenu du site internet. Il ne traite pas de la partie code et de la maintenance ou de la mise à jour de celui-ci.</text:p>
      <text:p text:style-name="P6"/>
      <text:p text:style-name="P6">Certains paramètres comme le nombre de menu ou la taille des images sont visibles dans le fichier config.php. Il est vivement conseillé de faire une sauvegarde avant de les modifier.</text:p>
      <text:p text:style-name="P7"/>
      <text:p text:style-name="P3"/>
      <text:p text:style-name="P8"/>
      <text:p text:style-name="P3"/>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span>  </text:index-entry-span>
            <text:index-entry-tab-stop style:type="right" style:leader-char=" "/>
            <text:index-entry-span>  </text:index-entry-span>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s/>Remarques générales d'utilisation <text:s/><text:tab/> <text:s/>3</text:p>
          <text:p text:style-name="P13"><text:s/>Accès à l'interface administrateur <text:s/><text:tab/> <text:s/>3</text:p>
          <text:p text:style-name="P13"><text:s/>Modification des articles <text:s/><text:tab/> <text:s/>3</text:p>
          <text:p text:style-name="P14"><text:s text:c="2"/>Les différents éléments<text:tab/>3</text:p>
          <text:p text:style-name="P16"><text:s text:c="4"/>Titre principal</text:p>
          <text:p text:style-name="P16"><text:s text:c="4"/>Sous-titre</text:p>
          <text:p text:style-name="P16"><text:s text:c="4"/>Paragraphe</text:p>
          <text:p text:style-name="P16"><text:s text:c="4"/>Carrousel</text:p>
          <text:p text:style-name="P16"><text:s text:c="4"/>Image</text:p>
          <text:p text:style-name="P16"><text:s text:c="4"/>Fichier</text:p>
          <text:p text:style-name="P16"><text:s text:c="4"/>Lien</text:p>
          <text:p text:style-name="P14"><text:s text:c="2"/>Les différentes actions sur un élément<text:tab/>4</text:p>
          <text:p text:style-name="P16"><text:s text:c="4"/>Ajouter un élément avant ou après</text:p>
          <text:p text:style-name="P16"><text:s text:c="4"/>Modifier un élément</text:p>
          <text:p text:style-name="P16"><text:s text:c="4"/>Supprimer un élément</text:p>
          <text:p text:style-name="P16"><text:s text:c="4"/>Déplacer un élément</text:p>
          <text:p text:style-name="P13"><text:s/>Gestion des articles <text:s/><text:tab/> <text:s/>6</text:p>
          <text:p text:style-name="P14"><text:s text:c="2"/>Lien direct et menu<text:tab/>6</text:p>
          <text:p text:style-name="P14"><text:s text:c="2"/>Les différentes actions sur un menu<text:tab/>6</text:p>
          <text:p text:style-name="P16"><text:s text:c="4"/>Changer le nom d'un menu</text:p>
          <text:p text:style-name="P16"><text:s text:c="4"/>Ajouter un menu</text:p>
          <text:p text:style-name="P16"><text:s text:c="4"/>Déplacer un menu</text:p>
          <text:p text:style-name="P14"><text:s text:c="2"/>Les différentes actions sur un article<text:tab/>6</text:p>
          <text:p text:style-name="P16"><text:s text:c="4"/>Changer le nom d'un article</text:p>
          <text:p text:style-name="P16"><text:s text:c="4"/>Ajouter un article dans un menu</text:p>
          <text:p text:style-name="P16"><text:s text:c="4"/>Déplacer un article</text:p>
          <text:p text:style-name="P13"><text:s/>Gestion des répertoires <text:s/><text:tab/> <text:s/>7</text:p>
          <text:p text:style-name="P13"><text:s/>Gestion du carrousel <text:s/><text:tab/> <text:s/>7</text:p>
        </text:index-body>
      </text:table-of-content>
      <text:p text:style-name="P3"/>
      <text:p text:style-name="P3"/>
      <text:h text:style-name="P11" text:outline-level="1">Remarques générales d'utilisation</text:h>
      <text:p text:style-name="P3">Si on clique sur une image (dans le carrousel ou non), le navigateur l'affiche en taille réelle.</text:p>
      <text:p text:style-name="P3">Si on clique sur un nom de fichier, le navigateur l'affiche ou le télécharge (en fonction des réglages de celui-ci).</text:p>
      <text:p text:style-name="P3">Toutes les modifications sont automatiquement enregistrées et immédiatement disponibles pour l'utilisateur.</text:p>
      <text:p text:style-name="P3">Par défaut, la page sur laquelle arrive l'utilisateur est le premier article du premier menu. Dans un soucis de clarté et d'habitude des utilisateurs, il est conseillé de conserver un menu mono-article ("lien direct", voir plus loin). De même, un nom de type "accueil" ou "bienvenu" est toujours un bon repère. Ceci étant dit, vous pouvez modifier cela comme bon vous semble (voir la gestion des articles décrite plus loin).</text:p>
      <text:h text:style-name="P10" text:outline-level="1">Accès à l'interface administrateur</text:h>
      <text:p text:style-name="P9">L'accès à l'interface administrateur se fait au travers d'une adresse plus longue. L'adresse du site n'étant pas connue à la date de rédaction de ce guide, on peut donc juste noter que cet accès se fera en tapant : http://[adresse du site]/admin</text:p>
      <text:p text:style-name="P9">Le site demandera un nom d'utilisateur et un mot de passe. Ceux-ci doivent rester confidentiels.</text:p>
      <text:h text:style-name="P10" text:outline-level="1">Modification des articles</text:h>
      <text:p text:style-name="P9">Chaque article est composé d'un ou plusieurs éléments. Ceux-ci peuvent être de différentes natures et l’enchaînement de ceux-ci est entièrement libre. La longueur d'un article est également libre. Cependant, plus un article comporte d'éléments, plus il sera long à afficher pour l'utilisateur et donc plus ce dernier sera tenté de "zapper".</text:p>
      <text:h text:style-name="P12" text:outline-level="2">Les différents éléments</text:h>
      <text:h text:style-name="P15" text:outline-level="3">Titre principal</text:h>
      <text:p text:style-name="P3">Le titre de l'article est affiché en haut de la page. Ce texte n'est modifiable qu'au travers de l'interface de gestion des articles.</text:p>
      <text:h text:style-name="P15" text:outline-level="3">Sous-titre</text:h>
      <text:p text:style-name="P3">Le sous-titre permet de séparer visuellement l'article s'il est trop long.</text:p>
      <text:h text:style-name="P15" text:outline-level="3"><text:soft-page-break/>Paragraphe</text:h>
      <text:p text:style-name="P3">Un paragraphe est un bloc de texte.</text:p>
      <text:h text:style-name="P15" text:outline-level="3">Image</text:h>
      <text:p text:style-name="P3">Les images chargées sur le site peuvent être de type jpg, png et gif. Les images reçoivent un identifiant unique dans leur nom afin d'éviter les confusions de la part du programme lors du chargement de l'article. Les images chargées sont dupliquées. Un premier exemplaire est dans le format d'origine, le deuxième est dans un format réduit afin de réduire le temps de chargement de la page (première cause de zapping) (640 x 640 pixels au maximum). Ces images sont "responsives", c'est-à-dire qu'elles vont être réduites en fonction de l'appareil utilisé pour visiter le site.</text:p>
      <text:h text:style-name="P15" text:outline-level="3">Carrousel</text:h>
      <text:p text:style-name="P3">La gestion du contenu du carrousel se fait au travers de l'interface de gestion du carrousel. On peut mettre plusieurs carrousels dans le site, cependant, ils afficheront toujours le même contenu. Le carrousel contenant des images, il est lui aussi "responsive".</text:p>
      <text:h text:style-name="P15" text:outline-level="3">Fichier</text:h>
      <text:p text:style-name="P3">Les fichiers chargés sur le site peuvent être de type pdf, odt et odg. Les fichiers reçoivent un identifiant unique dans leur nom afin d'éviter les confusions de la part du programme lors du chargement de l'article.</text:p>
      <text:h text:style-name="P15" text:outline-level="3">Lien</text:h>
      <text:p text:style-name="P3">On peut également ajouter des liens vers d'autres sites.</text:p>
      <text:h text:style-name="P12" text:outline-level="2">Les différentes actions sur un élément</text:h>
      <text:p text:style-name="P3">Les actions disponibles sur un élément s'affichent lorsque la souris survole celui-ci. Le titre de l'article a un statut spécifique : il ne peut être modifié ou supprimé. Il est toujours le premier élément de l'article. On peut modifier son nom au travers de l'interface de gestion des articles. Cela modifiera également le nom dans la barre de menu.</text:p>
      <text:h text:style-name="P15" text:outline-level="3">Ajouter un élément avant ou après</text:h>
      <text:p text:style-name="P3">On peut ajouter un élément avant ou après celui survolé. Un élément temporaire fait son apparition auquel il faudra spécifier un type (voir les types d'élément ci-dessus).</text:p>
      <text:p text:style-name="P3">Une fois la validation faite, l'élément est créé. Il s'agit d'un élément dit "par défaut", c'est-à-dire qu'il contient du texte ou une image vide qu'il convient de modifier afin d'avoir l'élément définitif. Cet ajout est enregistré et immédiatement visible par l'utilisateur. Il convient donc de le modifier rapidement.</text:p>
      <text:p text:style-name="P3">Le fichier ne peuvent dépasser les 5 Mo (5242880 octets).</text:p>
      <text:h text:style-name="P15" text:outline-level="3">Modifier un élément</text:h>
      <text:p text:style-name="P3">Selon le type d'élément, la modification de celui-ci sera différente.</text:p>
      <text:p text:style-name="P3"><text:soft-page-break/>Dans le cas d'un texte, l'élément basculera en mode d'édition. N'oubliez pas de valider vos modifications quand vous avez terminé.</text:p>
      <text:p text:style-name="P3">Dans le cas d'un fichier ou d'une image, il s'agira alors de charger un nouveau fichier ou une nouvelle image en place de celui présent. Il faut bien noter que le remplacement dans l'article ne supprime pas le fichier sur le disque dur de l'ordinateur hébergeant le site. Pour le supprimer définitivement, consultez la gestion des répertoires.</text:p>
      <text:h text:style-name="P15" text:outline-level="3">Supprimer un élément</text:h>
      <text:p text:style-name="P3">On peut supprimer un élément d'un article. Cette action est irréversible. On peut noter que la suppression d'une image dans un article ne supprime que l'affichage de celle-ci dans cet article précis. Cela ne supprime pas le fichier. Pour le supprimer définitivement, consultez la gestion des répertoires.</text:p>
      <text:h text:style-name="P15" text:outline-level="3">Déplacer un élément</text:h>
      <text:p text:style-name="P3">On peut déplacer les éléments dans l'article vers le haut ou vers le bas. Si l'élément est le premier de l'article, il ne pourra être déplacé plus haut. Il ne pourra être placé avant le titre de l'article. Si l'élément est le dernier, il ne pourra être déplacé plus bas.</text:p>
      <text:h text:style-name="P11" text:outline-level="1">Gestion des articles</text:h>
      <text:p text:style-name="P3">On retrouve le même type d'action que pour les différents éléments composant un article : modifier, ajouter, supprimer et déplacer</text:p>
      <text:h text:style-name="P12" text:outline-level="2">Lien direct et menu</text:h>
      <text:p text:style-name="P3">Toutes les rubriques comprennent un ou plusieurs articles. S'il n'y a qu'un seul article, il s'agit d'un lien direct (vert). En cliquant dessus, on affiche directement l'article. S'il y a plusieurs articles, il s'agit d'un menu (orange). On retrouve le même type d'action pour ces deux éléments.</text:p>
      <text:h text:style-name="P12" text:outline-level="2">Les différentes actions sur un menu</text:h>
      <text:h text:style-name="P15" text:outline-level="3">Changer le nom d'un menu</text:h>
      <text:p text:style-name="P3">On peut changer le nom d'un menu.</text:p>
      <text:h text:style-name="P15" text:outline-level="3">Ajouter un menu</text:h>
      <text:p text:style-name="P3">Le nombre de menus est limité à 6 pour des raisons d'affichage.</text:p>
      <text:h text:style-name="P15" text:outline-level="3">Déplacer un menu</text:h>
      <text:p text:style-name="P3">On peut déplacer les menus vers le haut ou vers le bas (sur la page de gestion), ce qui déplacera les menus vers la gauche ou vers la droite dans la barre de menu. Le menu le plus à gauche ne peut être déplacé plus à gauche, celui à droite ne peut être déplacé plus à droite.</text:p>
      <text:p text:style-name="P3">Le menu administrateur est toujours placé à la fin</text:p>
      <text:h text:style-name="P12" text:outline-level="2">Les différentes actions sur un article</text:h>
      <text:h text:style-name="P15" text:outline-level="3">Changer le nom d'un article</text:h>
      <text:p text:style-name="P3">On peut changer le nom d'un article.</text:p>
      <text:h text:style-name="P15" text:outline-level="3">Ajouter un article dans un menu</text:h>
      <text:p text:style-name="P3">Le nombre d'articles dans un menu est limité à 10.</text:p>
      <text:p text:style-name="P3">S'il n'y a qu'un seul article dans le menu, il s'agit d'un lien direct (vert). Le menu prend le nom de l'article.</text:p>
      <text:h text:style-name="P15" text:outline-level="3">Déplacer un article</text:h>
      <text:p text:style-name="P3">On peut modifier l'ordre des articles dans un menu. Si on déplace un article "vers le haut" alors qu'il est le premier du menu, il devient le dernier du menu précédent. Symétriquement, le dernier article d'un menu deviendra le premier du menu suivant si on le déplacer "vers le bas".</text:p>
      <text:h text:style-name="P11" text:outline-level="1">Gestion des répertoires</text:h>
      <text:p text:style-name="P3">Une fois le fichier ou l'image supprimé de l'article, il reste sur le disque. Cette interface permet de faire le tri dans les fichiers. Seuls les fichiers non utilisés peuvent être supprimés. On peut afficher ou télécharger le fichier ou l'image en cliquant dessus (selon les préférences du navigateur) si l'on souhaite sauvegarder le fichier sur son ordinateur.</text:p>
      <text:h text:style-name="P10" text:outline-level="1">Gestion du carrousel</text:h>
      <text:p text:style-name="P3">On peut ajouter ou supprimer des images dans le carrousel. Comme pour les images dans les articles, elles sont en deux exemplaires. L'exemplaire visible est réduit et recadré afin de tenir dans un rectangle de 640 x 480 pixels (format standard 4/3e commun à beaucoup d'appareils photos). L'image en format original est disponible par l'utilisateur en cliquant dessus.</text:p>
      <text:p text:style-name="P3">L'ordre des images n'est pas modifiable. Le programme ouvre le répertoire du carrousel et lit les images une à une dans l'ordre alphabé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fo:background-color="transparent">
        <style:background-image/>
      </style:paragraph-properties>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499cm" fo:margin-bottom="0.499cm" fo:text-indent="0cm" style:auto-text-indent="true" style:page-number="auto" fo:background-color="#00cc33" style:shadow="none">
        <style:background-image/>
      </style:paragraph-properties>
      <style:text-properties fo:color="#ffff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text-indent="0cm" style:auto-text-indent="false" style:page-number="auto" fo:background-color="transparent" fo:padding="0cm" fo:border-left="none" fo:border-right="none" fo:border-top="none" fo:border-bottom="0.035cm solid #ff6600" style:shadow="none">
        <style:tab-stops/>
        <style:background-image/>
      </style:paragraph-properties>
      <style:text-properties fo:color="#ff6600"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4.001cm" fo:margin-right="4.001cm" fo:margin-top="0.3cm" fo:margin-bottom="0cm" fo:line-height="100%" fo:text-align="start" style:justify-single-word="false" style:register-true="false" fo:text-indent="0cm" style:auto-text-indent="false" style:page-number="auto" fo:background-color="transparent" fo:padding="0cm" fo:border="none" style:shadow="none">
        <style:tab-stops>
          <style:tab-stop style:position="16.999cm" style:type="right" style:leader-style="dotted" style:leader-text="."/>
        </style:tab-stops>
        <style:background-image/>
      </style:paragraph-properties>
      <style:text-properties fo:color="#00cc33" fo:font-size="13pt" fo:font-weight="bold"/>
    </style:style>
    <style:style style:name="Contents_20_2" style:display-name="Contents 2" style:family="paragraph" style:parent-style-name="Index" style:class="index" style:master-page-name="">
      <style:paragraph-properties fo:margin-left="4.099cm" fo:margin-right="4.001cm" fo:margin-top="0.199cm" fo:margin-bottom="0.199cm" fo:text-indent="0cm" style:auto-text-indent="false" style:page-number="auto" fo:background-color="transparent">
        <style:tab-stops>
          <style:tab-stop style:position="16.499cm" style:type="right" style:leader-style="dotted" style:leader-text="."/>
        </style:tab-stops>
        <style:background-image/>
      </style:paragraph-properties>
      <style:text-properties fo:color="#ff660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5cm" fo:text-indent="0cm" style:auto-text-indent="false" style:page-number="auto"/>
      <style:text-properties fo:color="#666666"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4.2cm" fo:margin-right="0cm" fo:text-indent="0cm" style:auto-text-indent="false">
        <style:tab-stops>
          <style:tab-stop style:position="16cm" style:type="right" style:leader-style="dotted" style:leader-text="."/>
        </style:tab-stops>
      </style:paragraph-properties>
      <style:text-properties fo:color="#666666"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text:outline-style style:name="Outline">
      <text:outline-level-style text:level="1" style:num-pre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uide de l'administrateur – version avril 2017 – page <text:page-number text:select-page="current">7</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6M33S</meta:editing-duration>
    <meta:editing-cycles>57</meta:editing-cycles>
    <meta:generator>OpenOffice/4.1.2$Win32 OpenOffice.org_project/412m3$Build-9782</meta:generator>
    <dc:date>2017-05-17T00:03:25</dc:date>
    <meta:document-statistic meta:table-count="0" meta:image-count="0" meta:object-count="0" meta:page-count="7" meta:paragraph-count="97" meta:word-count="1433" meta:character-count="8820"/>
    <meta:user-defined meta:name="Info 1"/>
    <meta:user-defined meta:name="Info 2"/>
    <meta:user-defined meta:name="Info 3"/>
    <meta:user-defined meta:name="Info 4"/>
  </office:meta>
</office:document-meta>
</file>